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11pt" officeooo:rsid="0005a755" officeooo:paragraph-rsid="0005a755" style:font-size-asian="11pt" style:font-size-complex="11pt"/>
    </style:style>
    <style:style style:name="P2" style:family="paragraph" style:parent-style-name="Standard">
      <style:text-properties style:font-name="AnjaliOldLipi" fo:font-size="11pt" fo:font-weight="bold" officeooo:rsid="0005a755" officeooo:paragraph-rsid="0005a755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njaliOldLipi" fo:font-size="11pt" fo:font-weight="bold" officeooo:rsid="000c041b" officeooo:paragraph-rsid="000c041b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njaliOldLipi" fo:font-size="11pt" fo:font-weight="normal" officeooo:rsid="0005a755" officeooo:paragraph-rsid="0005a755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njaliOldLipi" fo:font-size="11pt" fo:font-weight="normal" officeooo:rsid="000c041b" officeooo:paragraph-rsid="000c041b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ce181e" style:font-name="AnjaliOldLipi" fo:font-size="11pt" fo:font-weight="bold" officeooo:rsid="000c041b" officeooo:paragraph-rsid="000c041b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ce181e" style:font-name="AnjaliOldLipi" fo:font-size="11pt" officeooo:rsid="0005a755" officeooo:paragraph-rsid="0005a755" style:font-size-asian="11pt" style:font-size-complex="11pt"/>
    </style:style>
    <style:style style:name="P8" style:family="paragraph" style:parent-style-name="Standard" style:list-style-name="L1">
      <style:text-properties fo:color="#ce181e" fo:font-size="11pt" officeooo:paragraph-rsid="00085714" style:font-size-asian="11pt" style:font-size-complex="11pt"/>
    </style:style>
    <style:style style:name="P9" style:family="paragraph" style:parent-style-name="Standard">
      <style:text-properties fo:color="#00b274" style:font-name="AnjaliOldLipi" fo:font-size="11pt" fo:font-weight="bold" officeooo:rsid="000c041b" officeooo:paragraph-rsid="000c041b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00b274" style:font-name="AnjaliOldLipi" fo:font-size="11pt" fo:font-weight="normal" officeooo:rsid="000c041b" officeooo:paragraph-rsid="000c041b" style:font-size-asian="11pt" style:font-weight-asian="normal" style:font-size-complex="11pt" style:font-weight-complex="normal"/>
    </style:style>
    <style:style style:name="P11" style:family="paragraph" style:parent-style-name="Standard" style:list-style-name="L7">
      <style:text-properties fo:color="#00b274" fo:font-size="11pt" officeooo:paragraph-rsid="000a5440" style:font-size-asian="11pt" style:font-size-complex="11pt"/>
    </style:style>
    <style:style style:name="P12" style:family="paragraph" style:parent-style-name="Standard" style:list-style-name="L1">
      <style:text-properties fo:color="#00b274" fo:font-size="11pt" fo:font-weight="normal" officeooo:rsid="000c041b" officeooo:paragraph-rsid="000c041b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66b3" style:font-name="AnjaliOldLipi" fo:font-size="11pt" fo:font-weight="bold" officeooo:rsid="000c041b" officeooo:paragraph-rsid="000c041b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66b3" style:font-name="AnjaliOldLipi" fo:font-size="11pt" officeooo:rsid="00085714" officeooo:paragraph-rsid="00085714" style:font-size-asian="11pt" style:font-size-complex="11pt"/>
    </style:style>
    <style:style style:name="P15" style:family="paragraph" style:parent-style-name="Standard">
      <style:text-properties fo:color="#0066b3" style:font-name="AnjaliOldLipi" fo:font-size="11pt" officeooo:rsid="0005a755" officeooo:paragraph-rsid="0005a755" style:font-size-asian="11pt" style:font-size-complex="11pt"/>
    </style:style>
    <style:style style:name="P16" style:family="paragraph" style:parent-style-name="Standard">
      <style:text-properties fo:color="#0066b3" style:font-name="AnjaliOldLipi" fo:font-size="11pt" fo:font-weight="normal" officeooo:rsid="00085714" officeooo:paragraph-rsid="00085714" style:font-size-asian="11pt" style:font-weight-asian="normal" style:font-size-complex="11pt" style:font-weight-complex="normal"/>
    </style:style>
    <style:style style:name="P17" style:family="paragraph" style:parent-style-name="Standard" style:list-style-name="L6">
      <style:text-properties fo:color="#0066b3" fo:font-size="11pt" officeooo:rsid="000c041b" officeooo:paragraph-rsid="000c041b" style:font-size-asian="11pt" style:font-size-complex="11pt"/>
    </style:style>
    <style:style style:name="P18" style:family="paragraph" style:parent-style-name="Standard" style:list-style-name="L6">
      <style:text-properties fo:color="#0066b3" fo:font-size="11pt" officeooo:paragraph-rsid="00085714" style:font-size-asian="11pt" style:font-size-complex="11pt"/>
    </style:style>
    <style:style style:name="P19" style:family="paragraph" style:parent-style-name="Standard" style:list-style-name="L8">
      <style:text-properties fo:font-size="11pt" officeooo:paragraph-rsid="00085714" style:font-size-asian="11pt" style:font-size-complex="11pt"/>
    </style:style>
    <style:style style:name="P20" style:family="paragraph" style:parent-style-name="Standard" style:list-style-name="L2">
      <style:text-properties fo:font-size="11pt" officeooo:paragraph-rsid="00085714" style:font-size-asian="11pt" style:font-size-complex="11pt"/>
    </style:style>
    <style:style style:name="P21" style:family="paragraph" style:parent-style-name="Standard" style:list-style-name="L3">
      <style:text-properties fo:font-size="11pt" officeooo:paragraph-rsid="00085714" style:font-size-asian="11pt" style:font-size-complex="11pt"/>
    </style:style>
    <style:style style:name="P22" style:family="paragraph" style:parent-style-name="Standard" style:list-style-name="L4">
      <style:text-properties fo:font-size="11pt" officeooo:paragraph-rsid="00085714" style:font-size-asian="11pt" style:font-size-complex="11pt"/>
    </style:style>
    <style:style style:name="P23" style:family="paragraph" style:parent-style-name="Standard" style:list-style-name="L5">
      <style:text-properties fo:font-size="11pt" officeooo:paragraph-rsid="00085714" style:font-size-asian="11pt" style:font-size-complex="11pt"/>
    </style:style>
    <style:style style:name="T1" style:family="text">
      <style:text-properties style:font-name="AnjaliOldLipi"/>
    </style:style>
    <style:style style:name="T2" style:family="text">
      <style:text-properties style:font-name="AnjaliOldLipi" officeooo:rsid="00085714"/>
    </style:style>
    <style:style style:name="T3" style:family="text">
      <style:text-properties style:font-name="AnjaliOldLipi" fo:font-weight="bold" officeooo:rsid="00085714" style:font-weight-asian="bold" style:font-weight-complex="bold"/>
    </style:style>
    <style:style style:name="T4" style:family="text">
      <style:text-properties style:font-name="AnjaliOldLipi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njaliOldLipi" fo:font-size="12pt" fo:font-weight="normal" officeooo:rsid="00085714" style:font-size-asian="12pt" style:font-weight-asian="normal" style:font-size-complex="12pt" style:font-weight-complex="normal"/>
    </style:style>
    <style:style style:name="T6" style:family="text">
      <style:text-properties style:font-name="AnjaliOldLipi" officeooo:rsid="000a5440"/>
    </style:style>
    <style:style style:name="T7" style:family="text">
      <style:text-properties style:font-name="AnjaliOldLipi" fo:font-weight="normal" style:font-weight-asian="normal" style:font-weight-complex="normal"/>
    </style:style>
    <style:style style:name="T8" style:family="text">
      <style:text-properties style:font-name="AnjaliOldLipi" fo:font-weight="normal" officeooo:rsid="00085714" style:font-weight-asian="normal" style:font-weight-complex="normal"/>
    </style:style>
    <style:style style:name="T9" style:family="text">
      <style:text-properties fo:color="#ce181e" style:font-name="AnjaliOldLipi" officeooo:rsid="00085714"/>
    </style:style>
    <style:style style:name="T10" style:family="text">
      <style:text-properties fo:color="#0066b3" style:font-name="AnjaliOldLipi" officeooo:rsid="00085714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atSpirit40k<text:tab/><text:tab/>To do list</text:p>
      <text:p text:style-name="P1"/>
      <text:p text:style-name="P6">Panu</text:p>
      <text:p text:style-name="P9">Tatu</text:p>
      <text:p text:style-name="P13">Mikko</text:p>
      <text:p text:style-name="P1"/>
      <text:p text:style-name="P2">CheatSpirit40k.py</text:p>
      <text:p text:style-name="P1"/>
      <text:list xml:id="list156053176" text:style-name="L8">
        <text:list-item>
          <text:p text:style-name="P19"><text:span text:style-name="T9">Djangon reititykset, jotta tiedonsiirto toimii kuten MDL-kaaviossa näkyy; eli käytännössä linkit databasen, front- ja backendin välille</text:span></text:p>
        </text:list-item>
      </text:list>
      <text:p text:style-name="P1"/>
      <text:p text:style-name="P2">AI.py</text:p>
      <text:p text:style-name="P1"/>
      <text:list xml:id="list618853430" text:style-name="L7">
        <text:list-item>
          <text:p text:style-name="P11"><text:span text:style-name="T6">optimointi </text:span><text:span text:style-name="T2">(ei prioriteetti)</text:span></text:p>
        </text:list-item>
      </text:list>
      <text:p text:style-name="P1"/>
      <text:p text:style-name="P2">Backend.py</text:p>
      <text:p text:style-name="P1"/>
      <text:list xml:id="list2536363736" text:style-name="L1">
        <text:list-item>
          <text:p text:style-name="P12"><text:span text:style-name="T2">L</text:span><text:span text:style-name="T1">askualgoritmi</text:span></text:p>
        </text:list-item>
        <text:list-item>
          <text:p text:style-name="P8"><text:span text:style-name="T2">Pitää tehdä modeleita (models.py = python interface jonka pohjalta SQL-taulukot luodaan) pythonilla (</text:span><text:span text:style-name="T3">konsultoi django-tutoriaalia</text:span><text:span text:style-name="T2">)</text:span></text:p>
        </text:list-item>
      </text:list>
      <text:p text:style-name="P1"/>
      <text:p text:style-name="P2">Frontend.py</text:p>
      <text:p text:style-name="P7"/>
      <text:list xml:id="list514853310" text:style-name="L2">
        <text:list-item>
          <text:p text:style-name="P20"><text:span text:style-name="T9">Pitää luoda (pythonilla) formeja, jotka osaavat lukea ja luoda modeleita</text:span></text:p>
        </text:list-item>
      </text:list>
      <text:p text:style-name="P1"/>
      <text:p text:style-name="P2">JavaScript</text:p>
      <text:p text:style-name="P14"/>
      <text:list xml:id="list811075874" text:style-name="L3">
        <text:list-item>
          <text:p text:style-name="P21"><text:span text:style-name="T10">Pitää tehdä scriptejä, jotka osaavat modelien perusteella hakea dataa tietokannasta ja toisaalta syöttää tietoa takaisin tietokantaan</text:span></text:p>
        </text:list-item>
      </text:list>
      <text:p text:style-name="P1"/>
      <text:p text:style-name="P2">HTML</text:p>
      <text:p text:style-name="P15"/>
      <text:list xml:id="list3173325102" text:style-name="L4">
        <text:list-item>
          <text:p text:style-name="P22"><text:span text:style-name="T10">Pitää luoda käyttöliittymä, josta käy ilmi, mitä backend:ssä tapahtuu</text:span></text:p>
        </text:list-item>
      </text:list>
      <text:p text:style-name="P1"/>
      <text:p text:style-name="P2">Accounts</text:p>
      <text:p text:style-name="P1"/>
      <text:list xml:id="list4228894510" text:style-name="L5">
        <text:list-item>
          <text:p text:style-name="P23"><text:span text:style-name="T2">Tänne voi luoda käyttäjätilit (ei prioriteetti)</text:span></text:p>
        </text:list-item>
      </text:list>
      <text:p text:style-name="P1"/>
      <text:p text:style-name="P2">UI</text:p>
      <text:p text:style-name="P4"/>
      <text:list xml:id="list1587822549" text:style-name="L6">
        <text:list-item>
          <text:p text:style-name="P17"><text:span text:style-name="T8">U</text:span><text:span text:style-name="T7">lkonäkö</text:span></text:p>
        </text:list-item>
        <text:list-item>
          <text:p text:style-name="P18"><text:span text:style-name="T8">Lisää toiminnallisuudet</text:span></text:p>
        </text:list-item>
      </text:list>
      <text:p text:style-name="P16"><text:tab/>Add info</text:p>
      <text:p text:style-name="P16"><text:tab/>remove info</text:p>
      <text:p text:style-name="P16"><text:tab/>modify</text:p>
      <text:p text:style-name="P16"><text:tab/>search</text:p>
      <text:p text:style-name="P16"><text:tab/>calculate</text:p>
      <text:p text:style-name="P16"><text:tab/>optimize</text:p>
      <text:p text:style-name="P5"/>
      <text:p text:style-name="P3"><text:soft-page-break/>Muut hommat</text:p>
      <text:p text:style-name="P3"><text:span text:style-name="T11"/></text:p>
      <text:p text:style-name="P10">Datacraw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u Assmuth</meta:initial-creator>
    <meta:creation-date>2020-03-05T19:07:08.903251916</meta:creation-date>
    <dc:date>2020-03-05T19:55:44.337460887</dc:date>
    <dc:creator>Tatu Assmuth</dc:creator>
    <meta:editing-duration>PT7M2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114" meta:character-count="851" meta:non-whitespace-character-count="770"/>
  </office:meta>
</office:document-meta>
</file>